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1e7cd6" officeooo:paragraph-rsid="001e7cd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e7cd6" officeooo:paragraph-rsid="001e7cd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yan Stenmark</text:p>
      <text:p text:style-name="P1">AP Computer Science</text:p>
      <text:p text:style-name="P1">2016-01-04</text:p>
      <text:p text:style-name="P1"/>
      <text:p text:style-name="P2"><text:tab/></text:p>
      <text:p text:style-name="P2"/>
      <text:p text:style-name="P2"><text:tab/>Code readability depends directly on correct, consistent syntax, adherence to best-practice rules and good documentation. These are all especially important when working in a team or open environment, where others may have to read and make changes to your code. Example 1 more or less follows these guidelines, although I <text:s/>Example 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1:38:59.112954941</meta:creation-date>
    <dc:date>2016-01-14T13:08:54.850227357</dc:date>
    <meta:editing-duration>PT1H14M5S</meta:editing-duration>
    <meta:editing-cycles>1</meta:editing-cycles>
    <meta:document-statistic meta:table-count="0" meta:image-count="0" meta:object-count="0" meta:page-count="1" meta:paragraph-count="5" meta:word-count="58" meta:character-count="377" meta:non-whitespace-character-count="319"/>
    <meta:generator>LibreOffice/4.4.7.2$Linux_X86_64 LibreOffice_project/40$Build-2</meta:generator>
  </office:meta>
</office:document-meta>
</file>